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5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63.04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2" style:family="table" style:master-page-name="Blatt2">
      <style:table-properties table:display="true" style:writing-mode="lr-tb"/>
    </style:style>
    <style:style style:name="ta3" style:family="table" style:master-page-name="Blatt3">
      <style:table-properties table:display="true" style:writing-mode="lr-tb"/>
    </style:style>
    <style:style style:name="ta4" style:family="table" style:master-page-name="Blat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5" table:number-columns-repeated="252" table:default-cell-style-name="ce4"/>
        <table:table-row table:style-name="ro2">
          <table:table-cell table:style-name="ce3" office:value-type="string" calcext:value-type="string">
            <text:p>calculations for voltage divider at analog/digital converter</text:p>
          </table:table-cell>
          <table:table-cell table:number-columns-repeated="255"/>
        </table:table-row>
        <table:table-row table:style-name="ro2">
          <table:table-cell table:style-name="ce3"/>
          <table:table-cell table:number-columns-repeated="255"/>
        </table:table-row>
        <table:table-row table:style-name="ro2">
          <table:table-cell office:value-type="string" calcext:value-type="string">
            <text:p>maximum input voltage (V)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 office:value-type="float" office:value="60" calcext:value-type="float">
            <text:p>6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estimated voltage @mcp3208 (V)</text:p>
          </table:table-cell>
          <table:table-cell table:number-columns-repeated="3" office:value-type="float" office:value="3.3" calcext:value-type="float">
            <text:p>3,30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r1 (kOhm)</text:p>
          </table:table-cell>
          <table:table-cell office:value-type="float" office:value="30" calcext:value-type="float">
            <text:p>30,00</text:p>
          </table:table-cell>
          <table:table-cell office:value-type="float" office:value="47" calcext:value-type="float">
            <text:p>47,00</text:p>
          </table:table-cell>
          <table:table-cell office:value-type="float" office:value="100" calcext:value-type="float">
            <text:p>10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2 (kOhm)</text:p>
          </table:table-cell>
          <table:table-cell table:number-columns-repeated="3" office:value-type="float" office:value="10" calcext:value-type="float">
            <text:p>1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oti (kOhm)</text:p>
          </table:table-cell>
          <table:table-cell table:number-columns-repeated="3" office:value-type="float" office:value="10" calcext:value-type="float">
            <text:p>10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2 parallel to poti (kOhm)</text:p>
          </table:table-cell>
          <table:table-cell table:formula="of:=([.B8]*[.B9])/([.B8]+[.B9])" office:value-type="float" office:value="5" calcext:value-type="float">
            <text:p>5,00</text:p>
          </table:table-cell>
          <table:table-cell table:formula="of:=([.C8]*[.C9])/([.C8]+[.C9])" office:value-type="float" office:value="5" calcext:value-type="float">
            <text:p>5,00</text:p>
          </table:table-cell>
          <table:table-cell table:formula="of:=([.D8]*[.D9])/([.D8]+[.D9])" office:value-type="float" office:value="5" calcext:value-type="float">
            <text:p>5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3 (kOhm)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total resistance (kOhm)</text:p>
          </table:table-cell>
          <table:table-cell table:formula="of:=[.B10]+[.B7]+[.B11]" office:value-type="float" office:value="35" calcext:value-type="float">
            <text:p>35,00</text:p>
          </table:table-cell>
          <table:table-cell table:formula="of:=[.C10]+[.C7]+[.C11]" office:value-type="float" office:value="52" calcext:value-type="float">
            <text:p>52,00</text:p>
          </table:table-cell>
          <table:table-cell table:formula="of:=[.D10]+[.D7]+[.D11]" office:value-type="float" office:value="105" calcext:value-type="float">
            <text:p>105,0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ultiplier</text:p>
          </table:table-cell>
          <table:table-cell table:formula="of:=([.B10]+[.B11])/[.B7]" office:value-type="float" office:value="0.166666666666667" calcext:value-type="float">
            <text:p>0,17</text:p>
          </table:table-cell>
          <table:table-cell table:formula="of:=([.C10]+[.C11])/[.C7]" office:value-type="float" office:value="0.106382978723404" calcext:value-type="float">
            <text:p>0,11</text:p>
          </table:table-cell>
          <table:table-cell table:formula="of:=([.D10]+[.D11])/[.D7]" office:value-type="float" office:value="0.05" calcext:value-type="float">
            <text:p>0,05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voltage @divider (V)</text:p>
          </table:table-cell>
          <table:table-cell table:formula="of:=[.B14]*[.B3]" office:value-type="float" office:value="3.33333333333333" calcext:value-type="float">
            <text:p>3,33</text:p>
          </table:table-cell>
          <table:table-cell table:formula="of:=[.C14]*[.C3]" office:value-type="float" office:value="3.19148936170213" calcext:value-type="float">
            <text:p>3,19</text:p>
          </table:table-cell>
          <table:table-cell table:formula="of:=[.D14]*[.D3]" office:value-type="float" office:value="3" calcext:value-type="float">
            <text:p>3,00</text:p>
          </table:table-cell>
          <table:table-cell table:number-columns-repeated="252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Blat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number-columns-repeated="256" table:default-cell-style-name="ce2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Blatt2.$A$1" table:expression="#bezug!"/>
          <table:named-expression table:name="Sheet_Title" table:base-cell-address="$Blatt2.$A$1" table:expression="&quot;Blatt2&quot;"/>
        </table:named-expressions>
      </table:table>
      <table:table table:name="Blat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number-columns-repeated="256" table:default-cell-style-name="ce2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Blatt3.$A$1" table:expression="#bezug!"/>
          <table:named-expression table:name="Sheet_Title" table:base-cell-address="$Blatt3.$A$1" table:expression="&quot;Blat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.00.0000</text:date>, <text:time style:data-style-name="N2" text:time-value="20:03:29.2579975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20:55:38.273991626</dc:date>
    <meta:creation-date>2017-10-11T11:25:59Z</meta:creation-date>
    <meta:generator>LibreOffice/5.2.7.2$Linux_X86_64 LibreOffice_project/20m0$Build-2</meta:generator>
    <meta:editing-duration>PT1H4M13S</meta:editing-duration>
    <meta:editing-cycles>6</meta:editing-cycles>
    <meta:document-statistic meta:table-count="3" meta:cell-count="41" meta:object-count="0"/>
  </office:meta>
</office:document-meta>
</file>